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16.15cm" fo:min-width="27.2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4" style:family="graphic" style:parent-style-name="standard">
      <style:graphic-properties draw:textarea-horizontal-align="justify" draw:textarea-vertical-align="middle" draw:auto-grow-height="false" fo:min-height="10.15cm" fo:min-width="4.1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4.8cm"/>
    </style:style>
    <style:style style:name="gr6" style:family="graphic" style:parent-style-name="standard">
      <style:graphic-properties draw:textarea-horizontal-align="justify" draw:textarea-vertical-align="middle" draw:auto-grow-height="false" fo:min-height="10.15cm" fo:min-width="4.4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5.45cm" fo:min-width="2.3cm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14.95cm" fo:min-width="2.4cm"/>
    </style:style>
    <style:style style:name="gr10" style:family="graphic" style:parent-style-name="objectwithoutfill">
      <style:graphic-properties svg:stroke-color="#3465a4" draw:fill="solid" draw:textarea-vertical-align="middle"/>
    </style:style>
    <style:style style:name="gr11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12" style:family="graphic" style:parent-style-name="objectwithoutfill">
      <style:graphic-properties svg:stroke-color="#000000" draw:fill="solid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4.55cm" fo:min-width="1.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7.7cm" svg:height="16.4cm" svg:x="1cm" svg:y="2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1.5cm" svg:y1="2.8cm" svg:x2="21.4cm" svg:y2="18.2cm">
          <text:p/>
        </draw:line>
        <draw:custom-shape draw:style-name="gr3" draw:text-style-name="P1" draw:layer="layout" svg:width="6cm" svg:height="2cm" svg:x="22.2cm" svg:y="3cm">
          <text:p text:style-name="P1">Pip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3.2cm" svg:y1="4.7cm" svg:x2="23cm" svg:y2="17.1cm">
          <text:p/>
        </draw:line>
        <draw:custom-shape draw:style-name="gr4" draw:text-style-name="P3" draw:layer="layout" svg:width="4.6cm" svg:height="10.4cm" svg:x="23.3cm" svg:y="6.1cm">
          <text:p text:style-name="P3">Init</text:p>
          <text:p text:style-name="P3"/>
          <text:p text:style-name="P3">Register</text:p>
          <text:p text:style-name="P3"/>
          <text:p text:style-name="P3">Unregister</text:p>
          <text:p text:style-name="P3"/>
          <text:p text:style-name="P3">Read</text:p>
          <text:p text:style-name="P3"/>
          <text:p text:style-name="P3">Write</text:p>
          <text:p text:style-name="P3"/>
          <text:p text:style-name="P3">Destro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273cm" svg:y1="2.725cm" svg:x2="5.273cm" svg:y2="18.325cm">
          <text:p/>
        </draw:line>
        <draw:custom-shape draw:style-name="gr5" draw:text-style-name="P1" draw:layer="layout" svg:width="5.3cm" svg:height="1.8cm" svg:x="14.8cm" svg:y="3.1cm">
          <text:p text:style-name="P1">Fil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6cm" svg:y1="4.3cm" svg:x2="15.4cm" svg:y2="17.4cm">
          <text:p/>
        </draw:line>
        <draw:custom-shape draw:style-name="gr6" draw:text-style-name="P1" draw:layer="layout" svg:width="4.9cm" svg:height="10.4cm" svg:x="15.7cm" svg:y="6cm">
          <text:p text:style-name="P1">Open</text:p>
          <text:p text:style-name="P1"/>
          <text:p text:style-name="P1">Read</text:p>
          <text:p text:style-name="P1"/>
          <text:p text:style-name="P1">Write</text:p>
          <text:p text:style-name="P1"/>
          <text:p text:style-name="P1">Close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8.9cm" svg:y1="8.9cm" svg:x2="23.4cm" svg:y2="7.2cm">
          <text:p/>
        </draw:line>
        <draw:line draw:style-name="gr7" draw:text-style-name="P2" draw:layer="layout" svg:x1="18.7cm" svg:y1="9cm" svg:x2="23.5cm" svg:y2="8.8cm">
          <text:p/>
        </draw:line>
        <draw:line draw:style-name="gr7" draw:text-style-name="P2" draw:layer="layout" svg:x1="18.9cm" svg:y1="13.7cm" svg:x2="23.6cm" svg:y2="15.1cm">
          <text:p/>
        </draw:line>
        <draw:line draw:style-name="gr7" draw:text-style-name="P2" draw:layer="layout" svg:x1="18.9cm" svg:y1="13.5cm" svg:x2="23.6cm" svg:y2="10.7cm">
          <text:p/>
        </draw:line>
        <draw:line draw:style-name="gr2" draw:text-style-name="P2" draw:layer="layout" svg:x1="19.1cm" svg:y1="10.5cm" svg:x2="23.7cm" svg:y2="12.1cm">
          <text:p/>
        </draw:line>
        <draw:line draw:style-name="gr2" draw:text-style-name="P2" draw:layer="layout" svg:x1="18.8cm" svg:y1="12cm" svg:x2="23.6cm" svg:y2="13.8cm">
          <text:p/>
        </draw:line>
        <draw:custom-shape draw:style-name="gr8" draw:text-style-name="P1" draw:layer="layout" svg:width="2.8cm" svg:height="5.7cm" svg:x="11.3cm" svg:y="6.2cm">
          <text:p text:style-name="P1">Struct *</text:p>
          <text:p text:style-name="P1">______</text:p>
          <text:p text:style-name="P1"/>
          <text:p text:style-name="P1">* pipe</text:p>
          <text:p text:style-name="P1">______</text:p>
          <text:p text:style-name="P1">op位图</text:p>
          <text:p text:style-name="P1">（权限）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9cm" svg:height="15.2cm" svg:x="6.2cm" svg:y="3.1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6.4cm" svg:y1="4.4cm" svg:x2="9.1cm" svg:y2="4.4cm">
          <text:p/>
        </draw:line>
        <draw:line draw:style-name="gr10" draw:text-style-name="P2" draw:layer="layout" svg:x1="6.4cm" svg:y1="6.2cm" svg:x2="9.1cm" svg:y2="6.2cm">
          <text:p/>
        </draw:line>
        <draw:line draw:style-name="gr10" draw:text-style-name="P2" draw:layer="layout" svg:x1="6.4cm" svg:y1="8cm" svg:x2="9.1cm" svg:y2="8cm">
          <text:p/>
        </draw:line>
        <draw:line draw:style-name="gr10" draw:text-style-name="P2" draw:layer="layout" svg:x1="6.4cm" svg:y1="9.8cm" svg:x2="9cm" svg:y2="9.8cm">
          <text:p/>
        </draw:line>
        <draw:line draw:style-name="gr10" draw:text-style-name="P2" draw:layer="layout" svg:x1="6.5cm" svg:y1="11.5cm" svg:x2="8.9cm" svg:y2="11.5cm">
          <text:p/>
        </draw:line>
        <draw:line draw:style-name="gr11" draw:text-style-name="P2" draw:layer="layout" svg:x1="6.7cm" svg:y1="7.2cm" svg:x2="2.9cm" svg:y2="7.2cm">
          <text:p/>
        </draw:line>
        <draw:line draw:style-name="gr12" draw:text-style-name="P2" draw:layer="layout" svg:x1="7.4cm" svg:y1="7cm" svg:x2="7.7cm" svg:y2="7.6cm">
          <text:p/>
        </draw:line>
        <draw:line draw:style-name="gr12" draw:text-style-name="P2" draw:layer="layout" svg:x1="7.3cm" svg:y1="7.5cm" svg:x2="7.8cm" svg:y2="7.1cm">
          <text:p/>
        </draw:line>
        <draw:line draw:style-name="gr12" draw:text-style-name="P2" draw:layer="layout" svg:x1="7.3cm" svg:y1="7.2cm" svg:x2="8cm" svg:y2="7.4cm">
          <text:p/>
        </draw:line>
        <draw:line draw:style-name="gr13" draw:text-style-name="P2" draw:layer="layout" svg:x1="8.9cm" svg:y1="7.1cm" svg:x2="11.5cm" svg:y2="6.9cm">
          <text:p/>
        </draw:line>
        <draw:custom-shape draw:style-name="gr14" draw:text-style-name="P1" draw:layer="layout" svg:width="1.9cm" svg:height="4.8cm" svg:x="1cm" svg:y="5.9cm">
          <text:p text:style-name="P1">用户</text:p>
          <text:p text:style-name="P1">所得</text:p>
          <text:p text:style-name="P1">Int</text:p>
          <text:p text:style-name="P1">下标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3T12:07:25.997496818</meta:creation-date>
    <dc:date>2020-04-03T13:13:45.166292124</dc:date>
    <meta:editing-duration>PT45M59S</meta:editing-duration>
    <meta:editing-cycles>1</meta:editing-cycles>
    <meta:document-statistic meta:object-count="28"/>
    <meta:generator>LibreOffice/6.3.2.2$Linux_X86_64 LibreOffice_project/30$Build-2</meta:generator>
  </office:meta>
</office:document-meta>
</file>